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style:font-name="Segoe UI Emoji" style:font-name-complex="Segoe UI Emoji"/>
    </style:style>
    <style:style style:name="T7" style:parent-style-name="DefaultParagraphFont" style:family="text">
      <style:text-properties style:font-name="Segoe UI Emoji" style:font-name-complex="Segoe UI Emoji"/>
    </style:style>
    <style:style style:name="T8" style:parent-style-name="DefaultParagraphFont" style:family="text">
      <style:text-properties style:font-name="Segoe UI Emoji" style:font-name-complex="Segoe UI Emoji"/>
    </style:style>
    <style:style style:name="T9" style:parent-style-name="DefaultParagraphFont" style:family="text">
      <style:text-properties style:font-name="Aptos" style:font-name-complex="Aptos"/>
    </style:style>
    <style:style style:name="T10" style:parent-style-name="DefaultParagraphFont" style:family="text">
      <style:text-properties style:font-name="Segoe UI Emoji" style:font-name-complex="Segoe UI Emoji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T15" style:parent-style-name="DefaultParagraphFont" style:family="text">
      <style:text-properties style:font-name="Segoe UI Emoji" style:font-name-complex="Segoe UI Emoji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list-style-name="LFO2" style:family="paragraph"/>
    <style:style style:name="P23" style:parent-style-name="Normal" style:list-style-name="LFO2" style:family="paragraph"/>
    <style:style style:name="P24" style:parent-style-name="Normal" style:list-style-name="LFO2" style:family="paragraph"/>
    <style:style style:name="P25" style:parent-style-name="Normal" style:list-style-name="LFO2" style:family="paragraph"/>
    <style:style style:name="P26" style:parent-style-name="Normal" style:list-style-name="LFO2" style:family="paragraph"/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list-style-name="LFO3" style:family="paragraph"/>
    <style:style style:name="P29" style:parent-style-name="Normal" style:list-style-name="LFO3" style:family="paragraph"/>
    <style:style style:name="P30" style:parent-style-name="Normal" style:list-style-name="LFO3" style:family="paragraph"/>
    <style:style style:name="P31" style:parent-style-name="Normal" style:list-style-name="LFO3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list-style-name="LFO4" style:family="paragraph"/>
    <style:style style:name="P35" style:parent-style-name="Normal" style:list-style-name="LFO4" style:family="paragraph"/>
    <style:style style:name="P36" style:parent-style-name="Normal" style:list-style-name="LFO4" style:family="paragraph"/>
    <style:style style:name="P37" style:parent-style-name="Normal" style:list-style-name="LFO4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style:font-name="MS Gothic" style:font-name-asian="MS Gothic" style:font-name-complex="MS Gothic"/>
    </style:style>
    <style:style style:name="T42" style:parent-style-name="DefaultParagraphFont" style:family="text">
      <style:text-properties style:font-name="Aptos" style:font-name-complex="Aptos"/>
    </style:style>
    <style:style style:name="T43" style:parent-style-name="DefaultParagraphFont" style:family="text">
      <style:text-properties style:font-name="MS Gothic" style:font-name-asian="MS Gothic" style:font-name-complex="MS Gothic"/>
    </style:style>
    <style:style style:name="T44" style:parent-style-name="DefaultParagraphFont" style:family="text">
      <style:text-properties style:font-name="Aptos" style:font-name-complex="Aptos"/>
    </style:style>
    <style:style style:name="T45" style:parent-style-name="DefaultParagraphFont" style:family="text">
      <style:text-properties style:font-name="MS Gothic" style:font-name-asian="MS Gothic" style:font-name-complex="MS Gothic"/>
    </style:style>
    <style:style style:name="T46" style:parent-style-name="DefaultParagraphFont" style:family="text">
      <style:text-properties style:font-name="Aptos" style:font-name-complex="Aptos"/>
    </style:style>
    <style:style style:name="T47" style:parent-style-name="DefaultParagraphFont" style:family="text">
      <style:text-properties style:font-name="MS Gothic" style:font-name-asian="MS Gothic" style:font-name-complex="MS Gothic"/>
    </style:style>
    <style:style style:name="T48" style:parent-style-name="DefaultParagraphFont" style:family="text">
      <style:text-properties style:font-name="Aptos" style:font-name-complex="Aptos"/>
    </style:style>
    <style:style style:name="T49" style:parent-style-name="DefaultParagraphFont" style:family="text">
      <style:text-properties style:font-name="MS Gothic" style:font-name-asian="MS Gothic" style:font-name-complex="MS Gothic"/>
    </style:style>
    <style:style style:name="T50" style:parent-style-name="DefaultParagraphFont" style:family="text">
      <style:text-properties style:font-name="Aptos" style:font-name-complex="Aptos"/>
    </style:style>
    <style:style style:name="T51" style:parent-style-name="DefaultParagraphFont" style:family="text">
      <style:text-properties style:font-name="MS Gothic" style:font-name-asian="MS Gothic" style:font-name-complex="MS Gothic"/>
    </style:style>
    <style:style style:name="T52" style:parent-style-name="DefaultParagraphFont" style:family="text">
      <style:text-properties style:font-name="Aptos" style:font-name-complex="Aptos"/>
    </style:style>
    <style:style style:name="T5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ableColumn56" style:family="table-column">
      <style:table-column-properties style:column-width="0.9458in"/>
    </style:style>
    <style:style style:name="TableColumn57" style:family="table-column">
      <style:table-column-properties style:column-width="1.0263in"/>
    </style:style>
    <style:style style:name="TableColumn58" style:family="table-column">
      <style:table-column-properties style:column-width="1.6694in"/>
    </style:style>
    <style:style style:name="Table55" style:family="table">
      <style:table-properties style:width="3.6416in" fo:margin-left="0in" table:align="left"/>
    </style:style>
    <style:style style:name="TableRow59" style:family="table-row">
      <style:table-row-properties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TableRow66" style:family="table-row">
      <style:table-row-properties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0" style:family="table-row">
      <style:table-row-properties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4" style:family="table-row">
      <style:table-row-properties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8" style:family="table-row">
      <style:table-row-properties/>
    </style:style>
    <style:style style:name="TableCell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✅</text:span><text:span text:style-name="T3"><text:s/>The Astro-Reason Pipeline (now with Burlan vectors + Embeddings)</text:span></text:p>
      <text:p text:style-name="P4">Phase 1 — Data Ingestion &amp; Enrichment</text:p>
      <text:p text:style-name="Normal"><text:span text:style-name="T5">Goal:</text:span><text:s/>Gather rich personality text for each person</text:p>
      <text:p text:style-name="Normal"><text:span text:style-name="T6">✅</text:span><text:s/>Input: AstroDatabank XML C-sample<text:line-break/><text:span text:style-name="T7">✅</text:span><text:s/>Output: person_raw + birth<text:line-break/><text:span text:style-name="T8">✅</text:span><text:s/>Wiki / biography scraping<text:s/><text:span text:style-name="T9">→</text:span><text:s/>bio_text</text:p>
      <text:p text:style-name="Normal">XML Birth Data <text:s/>→ <text:s/>person_raw + birth</text:p>
      <text:p text:style-name="Normal">Wiki Biography <text:s/>→ <text:s/>bio_text</text:p>
      <text:p text:style-name="Normal"><text:span text:style-name="T10">📌</text:span><text:s/>At this point you have:</text:p>
      <text:p text:style-name="Normal">Who + When + Where + Biography</text:p>
      <text:p text:style-name="Normal"><draw:custom-shape svg:x="0in" svg:y="0in" svg:width="45.51042in" svg:height="0.00139in" draw:z-index="0" draw:id="id0" draw:style-name="a0" draw:name="Horizontal Line 49" text:anchor-type="as-char"><svg:title/><svg:desc/><draw:enhanced-geometry draw:type="non-primitive" svg:viewBox="0 0 21600 21600" draw:enhanced-path="M 0 0 L 21600 0 21600 21600 0 21600 Z N"/></draw:custom-shape></text:p>
      <text:p text:style-name="P11">Phase 2 — NLP Extraction</text:p>
      <text:p text:style-name="Normal"><text:span text:style-name="T12">Two parallel personality representations</text:span><text:s/>of the same biography:</text:p>
      <text:p text:style-name="P13">A) Burlan Vector Psychology</text:p>
      <text:p text:style-name="Normal">Structured traits → nlp_vectors</text:p>
      <text:p text:style-name="Normal">bio_text</text:p>
      <text:p text:style-name="Normal"><text:s text:c="3"/>↓ prompt + LLM (Ollama)</text:p>
      <text:p text:style-name="Normal">8D vector → nlp_vectors</text:p>
      <text:p text:style-name="P14">B) Semantic Embeddings</text:p>
      <text:p text:style-name="Normal">Latent semantic meaning → embeddings</text:p>
      <text:p text:style-name="Normal">bio_text</text:p>
      <text:p text:style-name="Normal"><text:s text:c="3"/>↓ embedding model (BGE)</text:p>
      <text:p text:style-name="Normal">768D vector → embeddings</text:p>
      <text:p text:style-name="Normal"><text:span text:style-name="T15">✅</text:span><text:s/>You now have:</text:p>
      <text:list text:style-name="LFO1" text:continue-numbering="true">
        <text:list-item>
          <text:p text:style-name="P16"><text:span text:style-name="T17">Interpretability</text:span><text:s/>(Burlan system)</text:p>
        </text:list-item>
        <text:list-item>
          <text:p text:style-name="P18"><text:span text:style-name="T19">Geometry</text:span><text:s/>(embeddings similarity space)</text:p>
        </text:list-item>
      </text:list>
      <text:soft-page-break/>
      <text:p text:style-name="Normal">Both tied to same person via person_id.</text:p>
      <text:p text:style-name="Normal"><draw:custom-shape svg:x="0in" svg:y="0in" svg:width="45.51042in" svg:height="0.00139in" draw:z-index="0" draw:id="id1" draw:style-name="a1" draw:name="Horizontal Line 50" text:anchor-type="as-char"><svg:title/><svg:desc/><draw:enhanced-geometry draw:type="non-primitive" svg:viewBox="0 0 21600 21600" draw:enhanced-path="M 0 0 L 21600 0 21600 21600 0 21600 Z N"/></draw:custom-shape></text:p>
      <text:p text:style-name="P20">Phase 3 — Astrological Feature Encoding</text:p>
      <text:p text:style-name="Normal"><text:span text:style-name="T21">Goal:</text:span><text:s/>Convert birth charts into numeric vectors → astro_features</text:p>
      <text:p text:style-name="Normal">Astrology → numbers:</text:p>
      <text:list text:style-name="LFO2" text:continue-numbering="true">
        <text:list-item>
          <text:p text:style-name="P22">Planet angles (0–360°)</text:p>
        </text:list-item>
        <text:list-item>
          <text:p text:style-name="P23">House placements (1–12)</text:p>
        </text:list-item>
        <text:list-item>
          <text:p text:style-name="P24">Aspects (orb strengths)</text:p>
        </text:list-item>
        <text:list-item>
          <text:p text:style-name="P25">Element &amp; modality ratios</text:p>
        </text:list-item>
        <text:list-item>
          <text:p text:style-name="P26">Planet dignity scores (optionally later)</text:p>
        </text:list-item>
      </text:list>
      <text:p text:style-name="Normal">birth</text:p>
      <text:p text:style-name="Normal"><text:s text:c="3"/>↓ ephemeris + astrology engine</text:p>
      <text:p text:style-name="Normal">N-dim astro vector → astro_features</text:p>
      <text:p text:style-name="Normal"><draw:custom-shape svg:x="0in" svg:y="0in" svg:width="45.51042in" svg:height="0.00139in" draw:z-index="0" draw:id="id2" draw:style-name="a2" draw:name="Horizontal Line 51" text:anchor-type="as-char"><svg:title/><svg:desc/><draw:enhanced-geometry draw:type="non-primitive" svg:viewBox="0 0 21600 21600" draw:enhanced-path="M 0 0 L 21600 0 21600 21600 0 21600 Z N"/></draw:custom-shape></text:p>
      <text:p text:style-name="P27">Phase 4 — Statistical Correlation &amp; Modeling</text:p>
      <text:p text:style-name="Normal">Three mathematically comparable spaces:</text:p>
      <text:p text:style-name="Normal">Embeddings (768D)</text:p>
      <text:p text:style-name="Normal"><text:s text:c="9"/>\</text:p>
      <text:p text:style-name="Normal"><text:s text:c="10"/>→ Compare → Are these aligned?</text:p>
      <text:p text:style-name="Normal">Burlan vectors (8D)</text:p>
      <text:p text:style-name="Normal"><text:s text:c="9"/>\</text:p>
      <text:p text:style-name="Normal"><text:s text:c="10"/>→ Predict → Can chart explain psychology?</text:p>
      <text:p text:style-name="Normal">Astro features (N-D)</text:p>
      <text:p text:style-name="Normal">Analysis outcomes:</text:p>
      <text:list text:style-name="LFO3" text:continue-numbering="true">
        <text:list-item>
          <text:p text:style-name="P28">Correlations (Pearson, mutual info)</text:p>
        </text:list-item>
        <text:list-item>
          <text:p text:style-name="P29">Dimensional alignment (CCA)</text:p>
        </text:list-item>
        <text:list-item>
          <text:p text:style-name="P30">Cluster overlap (UMAP, silhouette)</text:p>
        </text:list-item>
        <text:list-item>
          <text:p text:style-name="P31">Classification accuracy above baseline</text:p>
        </text:list-item>
      </text:list>
      <text:p text:style-name="Normal"><text:span text:style-name="T32">This is the scientific core.</text:span><text:line-break/>It answers your thesis question:</text:p>
      <text:p text:style-name="Normal">Is there non-random structure linking birth charts and personal psychology?</text:p>
      <text:p text:style-name="Normal"><draw:custom-shape svg:x="0in" svg:y="0in" svg:width="45.51042in" svg:height="0.00139in" draw:z-index="0" draw:id="id3" draw:style-name="a3" draw:name="Horizontal Line 52" text:anchor-type="as-char"><svg:title/><svg:desc/><draw:enhanced-geometry draw:type="non-primitive" svg:viewBox="0 0 21600 21600" draw:enhanced-path="M 0 0 L 21600 0 21600 21600 0 21600 Z N"/></draw:custom-shape></text:p>
      <text:p text:style-name="P33">Phase 5 — Visualization &amp; Proof</text:p>
      <text:p text:style-name="Normal">Graphs for publication:</text:p>
      <text:list text:style-name="LFO4" text:continue-numbering="true">
        <text:list-item>
          <text:p text:style-name="P34">Heatmaps: Astro ↔ Burlan vector correlations</text:p>
        </text:list-item>
        <text:list-item>
          <text:p text:style-name="P35">UMAP plots: embedding clusters highlighted by dominant vectors</text:p>
        </text:list-item>
        <text:list-item>
          <text:p text:style-name="P36">Radar plots for prototypical individuals</text:p>
        </text:list-item>
        <text:list-item>
          <text:p text:style-name="P37">Cluster comparisons: Aries-like vs Cancer-like psych profiles</text:p>
        </text:list-item>
      </text:list>
      <text:p text:style-name="Normal">If signal exists:</text:p>
      <text:p text:style-name="Normal">You get the<text:s/><text:span text:style-name="T38">first quantitative map</text:span><text:s/>between Astrology and a refined archetypal psychology model.</text:p>
      <text:p text:style-name="Normal"><draw:custom-shape svg:x="0in" svg:y="0in" svg:width="45.51042in" svg:height="0.00139in" draw:z-index="0" draw:id="id4" draw:style-name="a4" draw:name="Horizontal Line 5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9">✅</text:span><text:span text:style-name="T40"><text:s/>The complete pipeline visually</text:span></text:p>
      <text:p text:style-name="Normal"><text:s text:c="23"/>┌─────────────┐</text:p>
      <text:p text:style-name="Normal"><text:s text:c="13"/>XML <text:s text:c="6"/>│ person_raw <text:s/>│</text:p>
      <text:p text:style-name="Normal"><text:s text:c="11"/>+ Birth →──→│ birth <text:s text:c="6"/>│</text:p>
      <text:p text:style-name="Normal"><text:s text:c="23"/>└──────<text:span text:style-name="T41">┬</text:span><text:span text:style-name="T42">──────┘</text:span></text:p>
      <text:p text:style-name="Normal"><text:s text:c="30"/>│</text:p>
      <text:p text:style-name="Normal"><text:s text:c="24"/>Enrich │ QID</text:p>
      <text:p text:style-name="Normal"><text:s text:c="30"/>↓</text:p>
      <text:p text:style-name="Normal"><text:s text:c="24"/>┌────────────┐</text:p>
      <text:p text:style-name="Normal"><text:s text:c="24"/>│ bio_text <text:s text:c="2"/>│ <text:s/>(real personality content)</text:p>
      <text:soft-page-break/>
      <text:p text:style-name="Normal"><text:s text:c="24"/>└─────<text:span text:style-name="T43">┬</text:span><text:span text:style-name="T44">──────┘</text:span></text:p>
      <text:p text:style-name="Normal"><text:s text:c="30"/>│</text:p>
      <text:p text:style-name="Normal"><text:s text:c="15"/>┌──────────────<text:span text:style-name="T45">┼</text:span><text:span text:style-name="T46">───────────────┐</text:span></text:p>
      <text:p text:style-name="Normal"><text:s text:c="15"/>↓ <text:s text:c="13"/>↓ <text:s text:c="14"/>↓</text:p>
      <text:p text:style-name="Normal"><text:s text:c="10"/>LLM Scoring <text:s text:c="4"/>Embeddings <text:s text:c="5"/>Astrology Engine</text:p>
      <text:p text:style-name="Normal"><text:s text:c="6"/>┌─────────────────┐┌─────────────┐ ┌───────────────┐</text:p>
      <text:p text:style-name="Normal"><text:s text:c="6"/>│ nlp_vectors (8D)││ embeddings <text:s/>│ │ astro_features │</text:p>
      <text:p text:style-name="Normal"><text:s text:c="6"/>└─────────────────┘└─────────────┘ └───────────────┘</text:p>
      <text:p text:style-name="Normal"><text:s text:c="15"/>│ <text:s text:c="13"/>│ <text:s text:c="14"/>│</text:p>
      <text:p text:style-name="Normal"><text:s text:c="15"/>└───────<text:span text:style-name="T47">┬</text:span><text:span text:style-name="T48">──────</text:span><text:span text:style-name="T49">┴</text:span><text:span text:style-name="T50">───────</text:span><text:span text:style-name="T51">┬</text:span><text:span text:style-name="T52">───────┘</text:span></text:p>
      <text:p text:style-name="Normal"><text:s text:c="23"/>↓ <text:s text:c="13"/>↓</text:p>
      <text:p text:style-name="Normal"><text:s text:c="19"/>Statistical Analysis</text:p>
      <text:p text:style-name="Normal"><text:s text:c="23"/>↓ <text:s text:c="2"/>↓ <text:s text:c="2"/>↓</text:p>
      <text:p text:style-name="Normal"><text:s text:c="18"/>Visualization &amp; Reporting</text:p>
      <text:p text:style-name="Normal">Each step produces measurable data you can test and validate.</text:p>
      <text:p text:style-name="Normal"><draw:custom-shape svg:x="0in" svg:y="0in" svg:width="45.51042in" svg:height="0.00139in" draw:z-index="0" draw:id="id5" draw:style-name="a5" draw:name="Horizontal Line 5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3">✅</text:span><text:span text:style-name="T54"><text:s/>Why this is coherent</text:span>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header-rows>
          <table:table-row table:style-name="TableRow59">
            <table:table-cell table:style-name="TableCell60">
              <text:p text:style-name="P61">Layer</text:p>
            </table:table-cell>
            <table:table-cell table:style-name="TableCell62">
              <text:p text:style-name="P63">Anchor</text:p>
            </table:table-cell>
            <table:table-cell table:style-name="TableCell64">
              <text:p text:style-name="P65">Function</text:p>
            </table:table-cell>
          </table:table-row>
        </table:table-header-rows>
        <table:table-row table:style-name="TableRow66">
          <table:table-cell table:style-name="TableCell67">
            <text:p text:style-name="Normal">Birth chart</text:p>
          </table:table-cell>
          <table:table-cell table:style-name="TableCell68">
            <text:p text:style-name="Normal">Nature</text:p>
          </table:table-cell>
          <table:table-cell table:style-name="TableCell69">
            <text:p text:style-name="Normal">Symbolic blueprint</text:p>
          </table:table-cell>
        </table:table-row>
        <table:table-row table:style-name="TableRow70">
          <table:table-cell table:style-name="TableCell71">
            <text:p text:style-name="Normal">Biography</text:p>
          </table:table-cell>
          <table:table-cell table:style-name="TableCell72">
            <text:p text:style-name="Normal">Nurture</text:p>
          </table:table-cell>
          <table:table-cell table:style-name="TableCell73">
            <text:p text:style-name="Normal">Observed outcome</text:p>
          </table:table-cell>
        </table:table-row>
        <table:table-row table:style-name="TableRow74">
          <table:table-cell table:style-name="TableCell75">
            <text:p text:style-name="Normal">LLM vectors</text:p>
          </table:table-cell>
          <table:table-cell table:style-name="TableCell76">
            <text:p text:style-name="Normal">Interpretation</text:p>
          </table:table-cell>
          <table:table-cell table:style-name="TableCell77">
            <text:p text:style-name="Normal">Archetypal psychology</text:p>
          </table:table-cell>
        </table:table-row>
        <table:table-row table:style-name="TableRow78">
          <table:table-cell table:style-name="TableCell79">
            <text:p text:style-name="Normal">Embeddings</text:p>
          </table:table-cell>
          <table:table-cell table:style-name="TableCell80">
            <text:p text:style-name="Normal">Structure</text:p>
          </table:table-cell>
          <table:table-cell table:style-name="TableCell81">
            <text:p text:style-name="Normal">Latent semantic map</text:p>
          </table:table-cell>
        </table:table-row>
      </table:table>
      <text:p text:style-name="Normal">Nothing is wasted. Everything reinforces the rigor of the study.</text:p>
      <text:p text:style-name="Normal"><draw:custom-shape svg:x="0in" svg:y="0in" svg:width="45.51042in" svg:height="0.00139in" draw:z-index="0" draw:id="id6" draw:style-name="a6" draw:name="Horizontal Line 55" text:anchor-type="as-char"><svg:title/><svg:desc/><draw:enhanced-geometry draw:type="non-primitive" svg:viewBox="0 0 21600 21600" draw:enhanced-path="M 0 0 L 21600 0 21600 21600 0 21600 Z N"/></draw:custom-shape></text:p>
      <text:p text:style-name="P82">Your project in one sentence</text:p>
      <text:soft-page-break/>
      <text:p text:style-name="Normal">You extract rich personality meaning from real biographies, turn that into measurable psychology, and scientifically test whether birth charts predict psychological structure better than chance.</text:p>
      <text:p text:style-name="Normal">That is a valid and valuable scientific contribution.</text:p>
      <text:p text:style-name="Normal"><draw:custom-shape svg:x="0in" svg:y="0in" svg:width="45.51042in" svg:height="0.00139in" draw:z-index="0" draw:id="id7" draw:style-name="a7" draw:name="Horizontal Line 56" text:anchor-type="as-char"><svg:title/><svg:desc/><draw:enhanced-geometry draw:type="non-primitive" svg:viewBox="0 0 21600 21600" draw:enhanced-path="M 0 0 L 21600 0 21600 21600 0 21600 Z N"/></draw:custom-shape></text:p>
      <text:p text:style-name="Normal">If you want the next concrete move:<text:line-break/>I would suggest<text:s/><text:span text:style-name="T83">hooking up embeddings</text:span><text:s/>and adding a score_all_vectors worker job, then processing the full dataset.</text:p>
      <text:p text:style-name="Normal">Which next action do you want me to generate?<text:line-break/>A) Embedding worker code<text:line-break/>B) Astro vector encoding code<text:line-break/>C) Batch job to run scoring for all people<text:line-break/>D) First analysis notebook template</text:p>
      <text:p text:style-name="Normal">Pick on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hor Jørund Nydal</meta:initial-creator>
    <dc:creator>Thor Jørund Nydal</dc:creator>
    <meta:creation-date>2025-10-29T13:40:00Z</meta:creation-date>
    <dc:date>2025-10-29T13:41:00Z</dc:date>
    <meta:template xlink:href="Normal" xlink:type="simple"/>
    <meta:editing-cycles>1</meta:editing-cycles>
    <meta:editing-duration>PT60S</meta:editing-duration>
    <meta:document-statistic meta:page-count="5" meta:paragraph-count="8" meta:word-count="618" meta:character-count="4138" meta:row-count="29" meta:non-whitespace-character-count="3528"/>
  </office:meta>
</office:document-meta>
</file>